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111in" fo:line-height="150%"/>
      <style:text-properties style:font-name="Times New Roman" fo:font-size="11.0pt" fo:color="#000000"/>
    </style:style>
    <style:style style:name="P2" style:family="paragraph" style:parent-style-name="Standard">
      <style:paragraph-properties fo:margin-bottom="0.1111in" fo:line-height="150%"/>
      <style:text-properties style:font-name="Arial" fo:font-size="11.0pt" fo:color="#000000"/>
    </style:style>
    <style:style style:name="P3" style:family="paragraph" style:parent-style-name="Standard">
      <style:paragraph-properties fo:margin-bottom="0.1111in" fo:line-height="150%"/>
      <style:text-properties style:font-name="Arial" fo:font-size="9.8pt" fo:color="#222222"/>
    </style:style>
    <style:style style:name="P4" style:family="paragraph" style:parent-style-name="Standard">
      <style:paragraph-properties fo:line-height="107%"/>
      <style:text-properties style:font-name="Arial" fo:font-size="11.0pt" fo:color="#000000"/>
    </style:style>
    <style:style style:name="P5" style:family="paragraph" style:parent-style-name="Standard">
      <style:paragraph-properties fo:line-height="150%"/>
      <style:text-properties style:font-name="Times New Roman" fo:font-size="10.0pt"/>
    </style:style>
    <style:style style:name="P6" style:family="paragraph" style:parent-style-name="Standard">
      <style:paragraph-properties fo:line-height="150%"/>
      <style:text-properties style:font-name="Times New Roman" fo:font-size="11.0pt" fo:color="#000000"/>
    </style:style>
    <style:style style:name="P7" style:family="paragraph" style:parent-style-name="Standard">
      <style:paragraph-properties fo:margin-bottom="0.1111in" fo:margin-left="1.0000in" fo:text-indent="-1.0000in" fo:line-height="150%">
        <style:tab-stops>
          <style:tab-stop style:position="0.6528in"/>
          <style:tab-stop style:position="1.0000in"/>
        </style:tab-stops>
      </style:paragraph-properties>
      <style:text-properties style:font-name="Arial" fo:font-size="11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style:font-name="Times New Roman" fo:font-size="11.0pt" fo:font-size-asian="11.0pt" fo:font-size-complex="11.0pt" fo:font-weight="bold" fo:font-weight-asian="bold" fo:font-weight-complex="bold" fo:letter-spacing="0.0000in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Aluno</text:span><text:span text:style-name="T2">: INAEL RODRIGUES DE OLIVEIRA NETO<text:tab/><text:tab/><text:tab/></text:span><text:span text:style-name="T1">Data:</text:span><text:span text:style-name="T2"><text:s/>01/11/2012</text:span></text:p>
      <text:p text:style-name="P1"><text:span text:style-name="T1">Fase/Iteração:</text:span><text:span text:style-name="T2"><text:s/>Planejamento<text:tab/><text:tab/></text:span><text:span text:style-name="T1">Esforço Total:</text:span><text:span text:style-name="T2"><text:s/>3</text:span></text:p>
      <text:p text:style-name="P2"><text:span text:style-name="T2"/></text:p>
      <text:p text:style-name="P3"><text:span text:style-name="T3">Atividade: CRIAR MANUAL: </text:span><text:span text:style-name="T1">Instalação e Utilização do MySQL Workbench</text:span></text:p>
      <text:p text:style-name="P4"><text:span text:style-name="T2"/></text:p>
      <text:p text:style-name="P1"><text:span text:style-name="T2"><text:tab/><text:tab/><text:tab/>Esforço: 3</text:span></text:p>
      <text:p text:style-name="P1"><text:span text:style-name="T2">Descrição: Criar um manual de instalação e utilização do MySQL Workbench<text:tab/><text:tab/></text:span></text:p>
      <text:p text:style-name="P1"><text:span text:style-name="T2">Produtos: SGB_MANUAL_Workbench.odt </text:span></text:p>
      <text:p text:style-name="P2"><text:span text:style-name="T2"/></text:p>
      <text:p text:style-name="P1"><text:span text:style-name="T2">Equipe: Não se aplica.</text:span></text:p>
      <text:p text:style-name="P5"><text:span text:style-name="T2"/></text:p>
      <text:p text:style-name="P6"><text:span text:style-name="T2"><text:tab/></text:span></text:p>
      <text:list text:style-name="L1">
        <text:list-item>
          <text:list>
            <text:list-item>
              <text:p text:style-name="P7"/>
            </text:list-item>
          </text:list>
        </text:list-item>
      </text:list>
      <text:p text:style-name="P1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